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FreeSans1" svg:font-family="FreeSans"/>
    <style:font-face style:name="OpenSymbol" svg:font-family="OpenSymbol"/>
    <style:font-face style:name="Lucida Console" svg:font-family="'Lucida Console'" style:font-family-generic="modern" style:font-pitch="fixed"/>
    <style:font-face style:name="Khmer OS System" svg:font-family="'Khmer OS System'"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list-style-name="">
      <style:text-properties style:font-name="Times New Roman"/>
    </style:style>
    <style:style style:name="P3" style:family="paragraph" style:parent-style-name="Standard">
      <style:text-properties style:font-name="Times New Roman" fo:font-weight="normal" style:font-weight-asian="normal" style:font-weight-complex="normal"/>
    </style:style>
    <style:style style:name="P4" style:family="paragraph" style:parent-style-name="Standard" style:list-style-name="WWNum1"/>
    <style:style style:name="P5" style:family="paragraph" style:parent-style-name="Standard" style:list-style-name="WWNum2"/>
    <style:style style:name="P6" style:family="paragraph" style:parent-style-name="Standard" style:list-style-name="WWNum3"/>
    <style:style style:name="P7" style:family="paragraph" style:parent-style-name="Standard" style:list-style-name="WWNum4"/>
    <style:style style:name="P8" style:family="paragraph" style:parent-style-name="Text_20_body" style:list-style-name="">
      <style:paragraph-properties fo:margin-top="0.423cm" fo:margin-bottom="0.212cm"/>
    </style:style>
    <style:style style:name="P9" style:family="paragraph" style:parent-style-name="Text_20_body" style:list-style-name="">
      <style:paragraph-properties fo:margin-top="0.423cm" fo:margin-bottom="0.212cm"/>
      <style:text-properties fo:font-size="14pt" fo:font-weight="bold" style:font-size-asian="14pt" style:font-weight-asian="bold" style:font-size-complex="14pt" style:font-weight-complex="bold"/>
    </style:style>
    <style:style style:name="P10" style:family="paragraph" style:parent-style-name="Text_20_body" style:list-style-name="" style:master-page-name="">
      <style:paragraph-properties fo:margin-left="1.244cm" fo:margin-right="0cm" fo:margin-top="0.423cm" fo:margin-bottom="0.212cm" fo:text-align="start" style:justify-single-word="false" fo:orphans="0" fo:widows="0" fo:hyphenation-ladder-count="no-limit" fo:text-indent="0cm" style:auto-text-indent="false" style:page-number="auto" style:writing-mode="lr-tb"/>
      <style:text-properties fo:font-size="14pt" fo:font-weight="bold" style:font-size-asian="14pt" style:font-weight-asian="bold" style:font-size-complex="14pt" style:font-weight-complex="bold" fo:hyphenate="false" fo:hyphenation-remain-char-count="2" fo:hyphenation-push-char-count="2"/>
    </style:style>
    <style:style style:name="P11" style:family="paragraph" style:parent-style-name="Text_20_body" style:list-style-name="" style:master-page-name="">
      <style:paragraph-properties fo:margin-left="1.244cm" fo:margin-right="0cm" fo:margin-top="0.423cm" fo:margin-bottom="0.212cm" fo:text-align="start" style:justify-single-word="false" fo:orphans="0" fo:widows="0" fo:hyphenation-ladder-count="no-limit" fo:text-indent="0cm" style:auto-text-indent="false" style:page-number="auto" style:writing-mode="lr-tb"/>
      <style:text-properties fo:font-size="14pt" fo:font-weight="bold" style:font-size-asian="14pt" style:font-weight-asian="bold" style:font-size-complex="14pt" style:font-weight-complex="bold" fo:hyphenate="false" fo:hyphenation-remain-char-count="2" fo:hyphenation-push-char-count="2"/>
    </style:style>
    <style:style style:name="P12" style:family="paragraph" style:parent-style-name="Text_20_body" style:list-style-name="" style:master-page-name="">
      <style:paragraph-properties fo:margin-left="2.328cm" fo:margin-right="0cm" fo:margin-top="0.423cm" fo:margin-bottom="0.212cm" fo:text-align="start" style:justify-single-word="false" fo:orphans="0" fo:widows="0" fo:hyphenation-ladder-count="no-limit" fo:text-indent="-1.244cm" style:auto-text-indent="false" style:page-number="auto" style:writing-mode="lr-tb"/>
      <style:text-properties fo:font-size="14pt" fo:font-weight="bold" style:font-size-asian="14pt" style:font-weight-asian="bold" style:font-size-complex="14pt" style:font-weight-complex="bold" fo:hyphenate="false" fo:hyphenation-remain-char-count="2" fo:hyphenation-push-char-count="2"/>
    </style:style>
    <style:style style:name="P13" style:family="paragraph" style:parent-style-name="Text_20_body" style:list-style-name="" style:master-page-name="">
      <style:paragraph-properties fo:margin-left="2.461cm" fo:margin-right="0cm" fo:margin-top="0.423cm" fo:margin-bottom="0.212cm" fo:text-align="start" style:justify-single-word="false" fo:orphans="0" fo:widows="0" fo:hyphenation-ladder-count="no-limit" fo:text-indent="-1.27cm" style:auto-text-indent="false" style:page-number="auto" style:writing-mode="lr-tb"/>
      <style:text-properties fo:font-size="14pt" fo:font-weight="bold" style:font-size-asian="14pt" style:font-weight-asian="bold" style:font-size-complex="14pt" style:font-weight-complex="bold" fo:hyphenate="false" fo:hyphenation-remain-char-count="2" fo:hyphenation-push-char-count="2"/>
    </style:style>
    <style:style style:name="P14" style:family="paragraph" style:parent-style-name="Text_20_body" style:list-style-name="" style:master-page-name="">
      <style:paragraph-properties fo:margin-left="2.434cm" fo:margin-right="0cm" fo:margin-top="0.423cm" fo:margin-bottom="0.212cm" fo:text-align="start" style:justify-single-word="false" fo:orphans="0" fo:widows="0" fo:hyphenation-ladder-count="no-limit" fo:text-indent="-1.482cm" style:auto-text-indent="false" style:page-number="auto" style:writing-mode="lr-tb"/>
      <style:text-properties fo:font-size="14pt" fo:font-weight="bold" style:font-size-asian="14pt" style:font-weight-asian="bold" style:font-size-complex="14pt" style:font-weight-complex="bold" fo:hyphenate="false" fo:hyphenation-remain-char-count="2" fo:hyphenation-push-char-count="2"/>
    </style:style>
    <style:style style:name="P15" style:family="paragraph" style:parent-style-name="Text_20_body" style:list-style-name="" style:master-page-name="">
      <style:paragraph-properties fo:margin-left="2.514cm" fo:margin-right="0cm" fo:margin-top="0.423cm" fo:margin-bottom="0.212cm" fo:text-align="start" style:justify-single-word="false" fo:orphans="0" fo:widows="0" fo:hyphenation-ladder-count="no-limit" fo:text-indent="-2.672cm" style:auto-text-indent="false" style:page-number="auto" style:writing-mode="lr-tb"/>
      <style:text-properties fo:font-size="14pt" fo:font-weight="bold" style:font-size-asian="14pt" style:font-weight-asian="bold" style:font-size-complex="14pt" style:font-weight-complex="bold" fo:hyphenate="false" fo:hyphenation-remain-char-count="2" fo:hyphenation-push-char-count="2"/>
    </style:style>
    <style:style style:name="P16" style:family="paragraph" style:parent-style-name="Text_20_body" style:list-style-name="">
      <style:paragraph-properties fo:margin-left="2.514cm" fo:margin-right="0cm" fo:margin-top="0.423cm" fo:margin-bottom="0.212cm" fo:text-align="start" style:justify-single-word="false" fo:orphans="0" fo:widows="0" fo:hyphenation-ladder-count="no-limit" fo:text-indent="-2.672cm" style:auto-text-indent="false" style:writing-mode="lr-tb"/>
      <style:text-properties fo:font-size="14pt" fo:font-weight="bold" style:font-size-asian="14pt" style:font-weight-asian="bold" style:font-size-complex="14pt" style:font-weight-complex="bold" fo:hyphenate="false" fo:hyphenation-remain-char-count="2" fo:hyphenation-push-char-count="2"/>
    </style:style>
    <style:style style:name="P17" style:family="paragraph" style:parent-style-name="Text_20_body" style:list-style-name="" style:master-page-name="">
      <style:paragraph-properties fo:margin-left="1.296cm" fo:margin-right="0cm" fo:margin-top="0.423cm" fo:margin-bottom="0.212cm" fo:text-align="start" style:justify-single-word="false" fo:orphans="0" fo:widows="0" fo:hyphenation-ladder-count="no-limit" fo:text-indent="-1.349cm" style:auto-text-indent="false" style:page-number="auto" style:writing-mode="lr-tb"/>
      <style:text-properties fo:font-size="14pt" fo:font-weight="bold" style:font-size-asian="14pt" style:font-weight-asian="bold" style:font-size-complex="14pt" style:font-weight-complex="bold" fo:hyphenate="false" fo:hyphenation-remain-char-count="2" fo:hyphenation-push-char-count="2"/>
    </style:style>
    <style:style style:name="P18" style:family="paragraph" style:parent-style-name="Text_20_body" style:list-style-name="" style:master-page-name="">
      <style:paragraph-properties fo:margin-left="2.487cm" fo:margin-right="0cm" fo:margin-top="0.423cm" fo:margin-bottom="0.212cm" fo:text-align="start" style:justify-single-word="false" fo:orphans="0" fo:widows="0" fo:hyphenation-ladder-count="no-limit" fo:text-indent="0cm" style:auto-text-indent="false" style:page-number="auto" style:writing-mode="lr-tb"/>
      <style:text-properties fo:font-size="14pt" fo:font-weight="bold" style:font-size-asian="14pt" style:font-weight-asian="bold" style:font-size-complex="14pt" style:font-weight-complex="bold" fo:hyphenate="false" fo:hyphenation-remain-char-count="2" fo:hyphenation-push-char-count="2"/>
    </style:style>
    <style:style style:name="P19" style:family="paragraph" style:parent-style-name="Text_20_body" style:list-style-name="">
      <style:paragraph-properties fo:margin-left="2.487cm" fo:margin-right="0cm" fo:margin-top="0.423cm" fo:margin-bottom="0.212cm" fo:text-align="start" style:justify-single-word="false" fo:orphans="0" fo:widows="0" fo:hyphenation-ladder-count="no-limit" fo:text-indent="0cm" style:auto-text-indent="false" style:writing-mode="lr-tb"/>
      <style:text-properties fo:font-size="14pt" fo:font-weight="bold" style:font-size-asian="14pt" style:font-weight-asian="bold" style:font-size-complex="14pt" style:font-weight-complex="bold" fo:hyphenate="false" fo:hyphenation-remain-char-count="2" fo:hyphenation-push-char-count="2"/>
    </style:style>
    <style:style style:name="P20" style:family="paragraph" style:parent-style-name="Text_20_body" style:list-style-name="" style:master-page-name="">
      <style:paragraph-properties fo:margin-left="1.296cm" fo:margin-right="0cm" fo:margin-top="0.423cm" fo:margin-bottom="0.212cm" fo:text-align="start" style:justify-single-word="false" fo:orphans="0" fo:widows="0" fo:hyphenation-ladder-count="no-limit" fo:text-indent="-1.323cm" style:auto-text-indent="false" style:page-number="auto" style:writing-mode="lr-tb"/>
      <style:text-properties fo:font-size="14pt" fo:font-weight="bold" style:font-size-asian="14pt" style:font-weight-asian="bold" style:font-size-complex="14pt" style:font-weight-complex="bold" fo:hyphenate="false" fo:hyphenation-remain-char-count="2" fo:hyphenation-push-char-count="2"/>
    </style:style>
    <style:style style:name="P21" style:family="paragraph" style:parent-style-name="Text_20_body" style:list-style-name="">
      <style:paragraph-properties fo:margin-left="1.296cm" fo:margin-right="0cm" fo:margin-top="0.423cm" fo:margin-bottom="0.212cm" fo:text-align="start" style:justify-single-word="false" fo:orphans="0" fo:widows="0" fo:hyphenation-ladder-count="no-limit" fo:text-indent="-1.323cm" style:auto-text-indent="false" style:writing-mode="lr-tb"/>
      <style:text-properties fo:font-size="14pt" fo:font-weight="bold" style:font-size-asian="14pt" style:font-weight-asian="bold" style:font-size-complex="14pt" style:font-weight-complex="bold" fo:hyphenate="false" fo:hyphenation-remain-char-count="2" fo:hyphenation-push-char-count="2"/>
    </style:style>
    <style:style style:name="P22" style:family="paragraph" style:parent-style-name="Text_20_body" style:list-style-name="" style:master-page-name="">
      <style:paragraph-properties fo:margin-left="2.54cm" fo:margin-right="0cm" fo:margin-top="0.423cm" fo:margin-bottom="0.212cm" fo:text-align="start" style:justify-single-word="false" fo:orphans="0" fo:widows="0" fo:hyphenation-ladder-count="no-limit" fo:text-indent="-2.514cm" style:auto-text-indent="false" style:page-number="auto" style:writing-mode="lr-tb"/>
      <style:text-properties fo:font-size="14pt" fo:font-weight="bold" style:font-size-asian="14pt" style:font-weight-asian="bold" style:font-size-complex="14pt" style:font-weight-complex="bold" fo:hyphenate="false" fo:hyphenation-remain-char-count="2" fo:hyphenation-push-char-count="2"/>
    </style:style>
    <style:style style:name="P23" style:family="paragraph" style:parent-style-name="Text_20_body" style:list-style-name="">
      <style:paragraph-properties fo:margin-left="2.54cm" fo:margin-right="0cm" fo:margin-top="0.423cm" fo:margin-bottom="0.212cm" fo:text-align="start" style:justify-single-word="false" fo:orphans="0" fo:widows="0" fo:hyphenation-ladder-count="no-limit" fo:text-indent="-2.514cm" style:auto-text-indent="false" style:writing-mode="lr-tb"/>
      <style:text-properties fo:font-size="14pt" fo:font-weight="bold" style:font-size-asian="14pt" style:font-weight-asian="bold" style:font-size-complex="14pt" style:font-weight-complex="bold" fo:hyphenate="false" fo:hyphenation-remain-char-count="2" fo:hyphenation-push-char-count="2"/>
    </style:style>
    <style:style style:name="P24" style:family="paragraph" style:parent-style-name="Text_20_body" style:list-style-name="" style:master-page-name="">
      <style:paragraph-properties fo:margin-left="2.408cm" fo:margin-right="0cm" fo:margin-top="0.423cm" fo:margin-bottom="0.212cm" fo:text-align="start" style:justify-single-word="false" fo:orphans="0" fo:widows="0" fo:hyphenation-ladder-count="no-limit" fo:text-indent="-1.799cm" style:auto-text-indent="false" style:page-number="auto" style:writing-mode="lr-tb"/>
      <style:text-properties fo:font-size="14pt" fo:font-weight="bold" style:font-size-asian="14pt" style:font-weight-asian="bold" style:font-size-complex="14pt" style:font-weight-complex="bold" fo:hyphenate="false" fo:hyphenation-remain-char-count="2" fo:hyphenation-push-char-count="2"/>
    </style:style>
    <style:style style:name="P25" style:family="paragraph" style:parent-style-name="Text_20_body" style:list-style-name="" style:master-page-name="">
      <style:paragraph-properties fo:margin-left="2.566cm" fo:margin-right="0cm" fo:margin-top="0.423cm" fo:margin-bottom="0.212cm" fo:text-align="start" style:justify-single-word="false" fo:orphans="0" fo:widows="0" fo:hyphenation-ladder-count="no-limit" fo:text-indent="-2.487cm" style:auto-text-indent="false" style:page-number="auto" style:writing-mode="lr-tb"/>
      <style:text-properties fo:font-size="14pt" fo:font-weight="bold" style:font-size-asian="14pt" style:font-weight-asian="bold" style:font-size-complex="14pt" style:font-weight-complex="bold" fo:hyphenate="false" fo:hyphenation-remain-char-count="2" fo:hyphenation-push-char-count="2"/>
    </style:style>
    <style:style style:name="P26" style:family="paragraph" style:parent-style-name="Heading_20_1" style:list-style-name="">
      <style:paragraph-properties fo:margin-top="0.423cm" fo:margin-bottom="0.212cm"/>
    </style:style>
    <style:style style:name="P27" style:family="paragraph" style:parent-style-name="Text_20_Body" style:list-style-name="WWNum5"/>
    <style:style style:name="P28" style:family="paragraph" style:parent-style-name="Text_20_Body">
      <style:text-properties style:font-name="Times New Roman" fo:font-style="normal" style:font-style-asian="normal" style:font-style-complex="normal"/>
    </style:style>
    <style:style style:name="P29" style:family="paragraph" style:parent-style-name="Title" style:master-page-name="Standard">
      <style:paragraph-properties fo:margin-top="0.423cm" fo:margin-bottom="0.212cm" fo:text-align="center" style:justify-single-word="false" style:page-number="auto"/>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fo:font-weight="normal" style:font-weight-asian="normal" style:font-weight-complex="normal"/>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normal" style:font-style-asian="normal" style:font-style-complex="normal"/>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style:font-name="Khmer OS System"/>
    </style:style>
    <style:style style:name="T10" style:family="text">
      <style:text-properties fo:font-weight="bold" style:font-weight-asian="bold" style:font-weight-complex="bold"/>
    </style:style>
    <style:style style:name="T11" style:family="text">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weight-complex="bold"/>
    </style:style>
    <style:style style:name="T12" style:family="text">
      <style:text-properties fo:color="#0000ff" style:font-name="Lucida Console"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fo:color="#0000ff" style:font-name="Lucida Console" fo:font-size="10pt" fo:font-weight="normal" style:font-size-asian="10pt" style:font-weight-asian="normal" style:font-size-complex="10pt" style:font-weight-complex="normal"/>
    </style:style>
    <style:style style:name="T14" style:family="text">
      <style:text-properties fo:color="#000000" style:font-name="Lucida Console"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color="#000000" style:font-name="Lucida Console" fo:font-size="10pt" fo:font-weight="normal" style:font-size-asian="10pt" style:font-weight-asian="normal" style:font-size-complex="10pt" style:font-weight-complex="normal"/>
    </style:style>
    <style:style style:name="T16" style:family="text">
      <style:text-properties style:font-name="Lucida Console" fo:font-size="10pt" fo:font-weight="normal" style:font-size-asian="10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Database LayerCMPUT 391 Report</text:span></text:p>
      <text:p text:style-name="P1"/>
      <text:p text:style-name="Standard"><text:span text:style-name="T1"><text:tab/>This project report describes the CMPUT391 Radiology Project. The report is divided in three sections based on the 3-tier architecture: Database Layer, Business Layer, and Presentation Layer.</text:span></text:p>
      <text:p text:style-name="P1"/>
      <text:list xml:id="list8342564625144069113" text:style-name="Outline">
        <text:list-item>
          <text:h text:style-name="Heading_20_1" text:outline-level="1"><text:span text:style-name="T1">Database Layer</text:span></text:h>
        </text:list-item>
      </text:list>
      <text:p text:style-name="Standard"><text:span text:style-name="T1"><text:tab/>Our database layer is specifed in html/php/setup.sql, a modified version of setup.sql provided in the eclass project page. Once the setup.sql is executed via sqlplus or any other database client, the Databse Layer is created. SQL statements in setup.sql are composed of schema definitions and function definitions. Schema definitions consists of the following: </text:span></text:p>
      <text:list xml:id="list3746369834172351408" text:style-name="WWNum1">
        <text:list-item>
          <text:p text:style-name="P4"><text:span text:style-name="T2">persons</text:span><text:span text:style-name="T1">: To store personal information. <text:s/></text:span></text:p>
        </text:list-item>
        <text:list-item>
          <text:p text:style-name="P4"><text:span text:style-name="T2">users</text:span><text:span text:style-name="T1">: log-in information. <text:s/></text:span></text:p>
        </text:list-item>
        <text:list-item>
          <text:p text:style-name="P4"><text:span text:style-name="T2">family_doctor</text:span><text:span text:style-name="T1">: to indicate who is whose family doctor. <text:s/></text:span></text:p>
        </text:list-item>
        <text:list-item>
          <text:p text:style-name="P4"><text:span text:style-name="T2">radiology_record</text:span><text:span text:style-name="T1">: to store the radiology records. <text:s/></text:span></text:p>
        </text:list-item>
        <text:list-item>
          <text:p text:style-name="P4"><text:span text:style-name="T2">radiology_image</text:span><text:span text:style-name="T1">: used </text:span><text:span text:style-name="T11">in place of the pacs image table. Used to store the images in base64.</text:span></text:p>
        </text:list-item>
        <text:list-item>
          <text:p text:style-name="P4"><text:span text:style-name="T2">pacs_images</text:span><text:span text:style-name="T1">: to store the pacs images </text:span></text:p>
        </text:list-item>
        <text:list-item>
          <text:p text:style-name="P4"><text:span text:style-name="T2">radiology_record_rt</text:span><text:span text:style-name="T3">:</text:span><text:span text:style-name="T2"> </text:span><text:span text:style-name="T1">is a row type of radiology_record schema. This is done so we can have radiology_record as parameter in various functions, and row type of radiology_record_rt_t.</text:span></text:p>
        </text:list-item>
        <text:list-item>
          <text:p text:style-name="P4"><text:span text:style-name="T2">radiology_record_rt_t</text:span><text:span text:style-name="T1">: is a table of radiology_record_rt. This is done so we can return table of radiology_record_t. <text:s/></text:span></text:p>
        </text:list-item>
        <text:list-item>
          <text:p text:style-name="P4"><text:span text:style-name="T2">persons_rt</text:span><text:span text:style-name="T1">: persons row type. This is done so we can have persons tuple as a paremter to various functions. <text:s/></text:span></text:p>
        </text:list-item>
        <text:list-item>
          <text:p text:style-name="P4"><text:span text:style-name="T2">ft01_t</text:span><text:span text:style-name="T1">: fact table row type for the Data Cube function. <text:s/></text:span></text:p>
        </text:list-item>
        <text:list-item>
          <text:p text:style-name="P4"><text:span text:style-name="T2">ft01_t_t</text:span><text:span text:style-name="T1">: is a table type of ft01_t. This allows getDataCube01 return a data cube.</text:span></text:p>
        </text:list-item>
      </text:list>
      <text:p text:style-name="P2"/>
      <text:p text:style-name="Standard"><text:span text:style-name="T1">Function definitions consists of the following:</text:span></text:p>
      <text:list xml:id="list4154331717047420147" text:style-name="WWNum2">
        <text:list-item>
          <text:p text:style-name="P5"><text:span text:style-name="T2">InsertRadiologyRecord</text:span><text:span text:style-name="T1">: this function is created for inserting radiology record. This is used instead of an ordinary insert to automate ID generation if second paramter autoID is set to true.</text:span></text:p>
        </text:list-item>
        <text:list-item>
          <text:p text:style-name="P5"><text:span text:style-name="T2">InsertPerson</text:span><text:span text:style-name="T3">: Same as insertRadiologyRecord but for persons schema.</text:span></text:p>
        </text:list-item>
        <text:list-item>
          <text:p text:style-name="P5"><text:span text:style-name="T2">GetRadiologyRecords</text:span><text:span text:style-name="T3">: given a userName, the function will return the accessible records based on the user associatd with the userName.</text:span></text:p>
        </text:list-item>
        <text:list-item>
          <text:p text:style-name="P5"><text:span text:style-name="T2">SearchWithKeywordsByRank</text:span><text:span text:style-name="T3">: given a userName, and keywords returns a table of radiology_records, ordered by rank function.</text:span></text:p>
        </text:list-item>
        <text:list-item>
          <text:p text:style-name="P5"><text:span text:style-name="T2">SearchWithKeywordsByTime</text:span><text:span text:style-name="T3">: Given userName and a 'T' or 'F' string for descending, returns a table of radiology_records, ordered by test_date. This is descending if second paramter is 'T'.</text:span></text:p>
        </text:list-item>
        <text:list-item>
          <text:p text:style-name="P5"><text:span text:style-name="T2">SearchWithPeriodByTime</text:span><text:span text:style-name="T3">: Given a userName, lower bound date D1 and upper bound date D2, returns a table of radiology records that are taken [D1, D2]. Furthermore, it is descending (recent to least recent) if descending paramter is set to 'T'.</text:span></text:p>
        </text:list-item>
        <text:list-item>
          <text:p text:style-name="P5"><text:span text:style-name="T2">SearchWithKPByRank</text:span><text:span text:style-name="T3">: given a userName, keywords, and time boundary, returns result in order of the rank function.</text:span></text:p>
        </text:list-item>
        <text:list-item>
          <text:p text:style-name="P5"><text:span text:style-name="T2">SearchWithKPByRank</text:span><text:span text:style-name="T3">: given a userName, keywords, and time boundary, returns result in order of time.</text:span></text:p>
        </text:list-item>
        <text:list-item>
          <text:p text:style-name="P5"><text:span text:style-name="T2">GetDataCube01</text:span><text:span text:style-name="T3">: returns data cube, in weekly, monthly or annual.</text:span></text:p>
        </text:list-item>
      </text:list>
      <text:p text:style-name="Standard"><text:soft-page-break/><text:span text:style-name="T3">All the Search* functions aggregate GetRadiologyRecords for modularity. Thus the user of Search functions are assured to have restricted radiology_record based on the given userName's user class.</text:span></text:p>
      <text:p text:style-name="P3"/>
      <text:p text:style-name="Standard"><text:span text:style-name="T1">Other SQL statement that are act as auxillary are the following: </text:span></text:p>
      <text:list xml:id="list4262285082615897990" text:style-name="WWNum3">
        <text:list-item>
          <text:p text:style-name="P6"><text:span text:style-name="T2">persons_seq</text:span><text:span text:style-name="T1">: aids in generating automated id for persons schema.</text:span></text:p>
        </text:list-item>
        <text:list-item>
          <text:p text:style-name="P6"><text:span text:style-name="T2">records_seq</text:span><text:span text:style-name="T3">: aids in generating automated id user schema.</text:span></text:p>
        </text:list-item>
      </text:list>
      <text:p text:style-name="Standard"><text:span text:style-name="T3">To allow ranking, the following indices are created:</text:span></text:p>
      <text:list xml:id="list3052042990292679382" text:style-name="WWNum4">
        <text:list-item>
          <text:p text:style-name="P7"><text:span text:style-name="T2">recordIndexTestType</text:span><text:span text:style-name="T3">: index on test type of radiology_record.</text:span></text:p>
        </text:list-item>
        <text:list-item>
          <text:p text:style-name="P7"><text:span text:style-name="T2">RecordIndexDiagnosis</text:span><text:span text:style-name="T3">: index on diagnosis of radiology_record.</text:span></text:p>
        </text:list-item>
        <text:list-item>
          <text:p text:style-name="P7"><text:span text:style-name="T2">RecordIndexDescription</text:span><text:span text:style-name="T3">: index on description of radiology_record.</text:span></text:p>
        </text:list-item>
        <text:list-item>
          <text:p text:style-name="P7"><text:span text:style-name="T2">PersonsIndexFirstName</text:span><text:span text:style-name="T3">: index on first_name of persons schema.</text:span></text:p>
        </text:list-item>
        <text:list-item>
          <text:p text:style-name="P7"><text:span text:style-name="T2">PersonsIndexLastName</text:span><text:span text:style-name="T3">: index on last_name of persons schema.</text:span></text:p>
        </text:list-item>
      </text:list>
      <text:p text:style-name="P3"/>
      <text:p text:style-name="Standard"><text:span text:style-name="T3">Now that we have discussed the Database Layer, we can turn on the Business Layer where the Database Layer is utilize and tested.</text:span></text:p>
      <text:p text:style-name="P3"/>
      <text:list xml:id="list42281110" text:continue-list="list8342564625144069113" text:style-name="Outline">
        <text:list-item>
          <text:h text:style-name="Heading_20_1" text:outline-level="1"><text:span text:style-name="T1">Business Layer</text:span></text:h>
        </text:list-item>
      </text:list>
      <text:p text:style-name="Text_20_Body"><text:span text:style-name="T1"><text:tab/>Most of our business layer is found in the html/php folder. <text:s/>The business layer is also implemented in php. <text:s/>To ensure correctness in both the database layer and business layer, tests are also implemented to modules in database layer.</text:span></text:p>
      <text:list xml:id="list42254309" text:continue-numbering="true" text:style-name="Outline">
        <text:list-item>
          <text:list>
            <text:list-item>
              <text:list>
                <text:list-item>
                  <text:h text:style-name="Heading_20_3" text:outline-level="3"><text:span text:style-name="T1">Database</text:span></text:h>
                </text:list-item>
              </text:list>
            </text:list-item>
          </text:list>
        </text:list-item>
      </text:list>
      <text:p text:style-name="Text_20_Body"><text:span text:style-name="T1"><text:tab/>To connect the Business Layer and Database layer, the </text:span><text:span text:style-name="T4">Database</text:span><text:span text:style-name="T5"> class in Database.php acts as a facade for the underlying database. <text:s/>A singleton connection is used for easier access. It's a facade because the Database class abstracts away from the underlying database. By having an interface that is apathetic to the underlying database, it makes switching to a different database system easy to do if needed. The following methods make this possible:</text:span></text:p>
      <text:list xml:id="list6806515774750870903" text:style-name="WWNum5">
        <text:list-item>
          <text:p text:style-name="P27"><text:span text:style-name="T5">createConnection(userName, password, connectionString).</text:span></text:p>
        </text:list-item>
        <text:list-item>
          <text:p text:style-name="P27"><text:span text:style-name="T5">DestroyConnection().</text:span></text:p>
        </text:list-item>
        <text:list-item>
          <text:p text:style-name="P27"><text:span text:style-name="T5">executeQuery(sqlStmt).</text:span></text:p>
        </text:list-item>
        <text:list-item>
          <text:p text:style-name="P27"><text:span text:style-name="T5">executeQueryWithBindings(sqlStmt, array inBinding, array &amp;$outBinding).</text:span></text:p>
        </text:list-item>
      </text:list>
      <text:p text:style-name="Text_20_Body"><text:span text:style-name="T5">By overriding the following methods, one can switch to different database system in minimal code change.</text:span></text:p>
      <text:p text:style-name="P28"/>
      <text:list xml:id="list42253317" text:continue-list="list42254309" text:style-name="Outline">
        <text:list-item>
          <text:list>
            <text:list-item>
              <text:list>
                <text:list-item>
                  <text:h text:style-name="Heading_20_3" text:outline-level="3"><text:span text:style-name="T5">Database Schema Proxies</text:span></text:h>
                </text:list-item>
              </text:list>
            </text:list-item>
          </text:list>
        </text:list-item>
      </text:list>
      <text:p text:style-name="Text_20_Body"><text:span text:style-name="T5"><text:tab/>Database Schema Proxies are a bunch of place holder classes for the schema defined in the Database. The following are the proxy classes: Person, User, FamilyDoctor, RadiologyRecord, and PacsImages. All of these classes contains the same attributes as their Databse equivalent.</text:span></text:p>
      <text:list xml:id="list42264685" text:continue-numbering="true" text:style-name="Outline">
        <text:list-item>
          <text:list>
            <text:list-item>
              <text:list>
                <text:list-item>
                  <text:h text:style-name="Heading_20_3" text:outline-level="3"><text:soft-page-break/><text:span text:style-name="T5">Date</text:span></text:h>
                </text:list-item>
              </text:list>
            </text:list-item>
          </text:list>
        </text:list-item>
      </text:list>
      <text:p text:style-name="Text_20_Body"><text:span text:style-name="T5"><text:tab/>The Date class is another proxy, but not a schema proxy. It is a proxy class that represent the Date object built-in oracle. It also standardized our Date format to further reduce programming errors.</text:span></text:p>
      <text:list xml:id="list42273805" text:continue-numbering="true" text:style-name="Outline">
        <text:list-item>
          <text:list>
            <text:list-item>
              <text:list>
                <text:list-item>
                  <text:h text:style-name="Heading_20_3" text:outline-level="3"><text:span text:style-name="T5">Search</text:span></text:h>
                </text:list-item>
              </text:list>
            </text:list-item>
          </text:list>
        </text:list-item>
      </text:list>
      <text:p text:style-name="Text_20_Body"><text:span text:style-name="T5"><text:tab/>Encapsulates the Search module as demanded in the requirements. It provides various searches that meets the requirements while restricting output <text:s/>based on the given username.</text:span></text:p>
      <text:list xml:id="list42255648" text:continue-numbering="true" text:style-name="Outline">
        <text:list-item>
          <text:list>
            <text:list-item>
              <text:list>
                <text:list-item>
                  <text:h text:style-name="Heading_20_3" text:outline-level="3"><text:span text:style-name="T5">UserManagement</text:span></text:h>
                </text:list-item>
              </text:list>
            </text:list-item>
          </text:list>
        </text:list-item>
      </text:list>
      <text:p text:style-name="Text_20_Body"><text:span text:style-name="T5"><text:tab/>A module for managing users that is only available for the admin user class. It contains all the user, person, and record manipulation methods that is specified in the requirements.</text:span></text:p>
      <text:list xml:id="list42275523" text:continue-numbering="true" text:style-name="Outline">
        <text:list-item>
          <text:list>
            <text:list-item>
              <text:list>
                <text:list-item>
                  <text:h text:style-name="Heading_20_3" text:outline-level="3"><text:span text:style-name="T5">Login/Logout</text:span></text:h>
                </text:list-item>
              </text:list>
            </text:list-item>
          </text:list>
        </text:list-item>
      </text:list>
      <text:p text:style-name="Standard"><text:span text:style-name="T5"><text:tab/>Module that acts as an interface to Presentation Layer concerning logging in and out.</text:span></text:p>
      <text:list xml:id="list42258741" text:continue-numbering="true" text:style-name="Outline">
        <text:list-item>
          <text:list>
            <text:list-item>
              <text:list>
                <text:list-item>
                  <text:h text:style-name="Heading_20_3" text:outline-level="3"><text:span text:style-name="T5">Tests</text:span></text:h>
                </text:list-item>
              </text:list>
            </text:list-item>
          </text:list>
        </text:list-item>
      </text:list>
      <text:p text:style-name="Standard"><text:span text:style-name="T5"><text:tab/>Located in html/php/test. Modules found in that directory allows us to correctly verify our program is up to specification base on eclass site. It contains a bunch of unit tests, and a few integration testing. This is handy since we can verify correctness whenever we do refactoring or when debugging errors that resulted in the merging of Presentation Layer and Business Layer. Last but not least, we we were also able to test our Database layer, which is an easier option than having SQL Developer around.</text:span></text:p>
      <text:h text:style-name="P26" text:outline-level="1"><text:span text:style-name="T1">Presentation Layer</text:span></text:h>
      <text:h text:style-name="P8" text:outline-level="1"><text:span text:style-name="T1">This layer provides the views for the user to conveniently access the radiology system without having to have knowledge of SQL or programming. <text:s/>The following provides an overview of the main methods and files implemented to make these views work. </text:span></text:h>
      <text:h text:style-name="P9" text:outline-level="1"><text:span text:style-name="T1">Javascript Files:</text:span></text:h>
      <text:h text:style-name="P10" text:outline-level="1"><text:span text:style-name="T6"><text:tab/>s</text:span><text:span text:style-name="T7">ave-record.js: </text:span><text:span text:style-name="T6">Provides the ability to connect to the database asynchronously to allow the user to upload users or radiology records to the database.</text:span></text:h>
      <text:h text:style-name="P12" text:outline-level="1"><text:span text:style-name="T6"><text:tab/><text:tab/></text:span><text:span text:style-name="T12">function</text:span><text:span text:style-name="T16"> saveRecord(): </text:span><text:span text:style-name="T6">Saves the given record or user to the database via an AJAX call.</text:span></text:h>
      <text:h text:style-name="P13" text:outline-level="1"><text:span text:style-name="T6"><text:tab/></text:span><text:span text:style-name="T12"><text:tab/>function</text:span><text:span text:style-name="T16"> check_form():</text:span><text:span text:style-name="T6"> Checks the form input (such as checking for valid email address) to make sure all of the given input is correct.</text:span></text:h>
      <text:h text:style-name="P9" text:outline-level="1"><text:span text:style-name="T6"><text:tab/>s</text:span><text:span text:style-name="T7">earch.js: </text:span><text:span text:style-name="T6">Lets the user make AJAX calls to the database to search for radiology records.</text:span></text:h>
      <text:h text:style-name="P14" text:outline-level="1"><text:span text:style-name="T6"><text:tab/></text:span><text:span text:style-name="T12"><text:tab/>function</text:span><text:span text:style-name="T16"> </text:span><text:span text:style-name="T15">getInput()</text:span><text:span text:style-name="T13">:</text:span><text:span text:style-name="T6"> Gets the input from the form (such as the keywords and dates) and sends it to the server to be processed. <text:s/>The resulting search results are then outputted.</text:span></text:h>
      <text:h text:style-name="P9" text:outline-level="1"><text:span text:style-name="T6"><text:tab/>u</text:span><text:span text:style-name="T7">pload-image.js: </text:span><text:span text:style-name="T6">Lets the user upload images to the server.</text:span></text:h>
      <text:h text:style-name="P15" text:outline-level="1"><text:span text:style-name="T6"><text:tab/></text:span><text:span text:style-name="T12">function </text:span><text:span text:style-name="T14">addImage()</text:span><text:span text:style-name="T15">:</text:span><text:span text:style-name="T6"> This function is called when the user clicks on the Add Image </text:span><text:soft-page-break/><text:span text:style-name="T6">button. <text:s/>It takes the file, checks to make sure it is a valid image format and that the size is not too big. <text:s/>Then it converts it to base64 and displays it on the page.</text:span></text:h>
      <text:h text:style-name="P16" text:outline-level="1"><text:span text:style-name="T6"/></text:h>
      <text:h text:style-name="P17" text:outline-level="1"><text:span text:style-name="T6"><text:tab/></text:span><text:span text:style-name="T7">user-settings.js: </text:span><text:span text:style-name="T6">Lets the user edit their profile information such as their name or address. <text:s/>It also allows the user to change their password. <text:s/></text:span></text:h>
      <text:h text:style-name="P18" text:outline-level="1"><text:span text:style-name="T6"><text:tab/></text:span><text:span text:style-name="T12">function </text:span><text:span text:style-name="T16">savePassword():</text:span><text:span text:style-name="T6"> Makes an AJAX call to the server to change the users password. <text:s/></text:span></text:h>
      <text:h text:style-name="P19" text:outline-level="1"><text:span text:style-name="T16"><text:tab/></text:span><text:span text:style-name="T12">function</text:span><text:span text:style-name="T13"> </text:span><text:span text:style-name="T16">saveInformation()</text:span><text:span text:style-name="T6">: Makes an AJAX call to the server to change the users information</text:span></text:h>
      <text:h text:style-name="P19" text:outline-level="1"><text:span text:style-name="T16"><text:tab/></text:span><text:span text:style-name="T12">function </text:span><text:span text:style-name="T16">check_form():</text:span><text:span text:style-name="T6"> Checks the inputs to make sure they are all valid inputs. For example, it checks to make sure that the </text:span><text:span text:style-name="T8">new password</text:span><text:span text:style-name="T6"> input and </text:span><text:span text:style-name="T8">confirm password</text:span><text:span text:style-name="T6"> input match.</text:span></text:h>
      <text:h text:style-name="P20" text:outline-level="1"><text:span text:style-name="T6"><text:tab/></text:span><text:span text:style-name="T7">data-analysis.js: </text:span><text:span text:style-name="T6">This javascript file is used for the Data Analysis module. <text:s/>It allows the user to select various variables in the data cube such as the patients name or time interval, and it outputs the number of images for those selected variables.</text:span></text:h>
      <text:h text:style-name="P22" text:outline-level="1"><text:span text:style-name="T6"><text:tab/></text:span><text:span text:style-name="T12">function </text:span><text:span text:style-name="T16">getDataCube(): </text:span><text:span text:style-name="T6">This function is called as soon as the page is fully loaded. <text:s/>It gets all of the possible data from the data cube and stores it in an array. <text:s/></text:span></text:h>
      <text:h text:style-name="P23" text:outline-level="1"><text:span text:style-name="T6"><text:tab/></text:span><text:span text:style-name="T12">function </text:span><text:span text:style-name="T16">getSum(): </text:span><text:span text:style-name="T6"><text:s/>This function is called every time the user selects a new variable in the drop down lists. <text:s/>It goes through the data cube array to look for the values that match what the user is looking for and outputs the number of images.</text:span></text:h>
      <text:h text:style-name="P10" text:outline-level="1"><text:span text:style-name="T6"><text:tab/></text:span><text:span text:style-name="T7">learn-more.js: </text:span><text:span text:style-name="T6">This javascript file is simply there to make the Learn More page more user friendly and intuitive to read through. <text:s/>It provides a way for the user to navigate each section with a fixed sidebar on the right which can be clicked on to jump to that section.</text:span></text:h>
      <text:h text:style-name="P9" text:outline-level="1"><text:span text:style-name="T1">HTML/PHP Files:</text:span></text:h>
      <text:h text:style-name="P9" text:outline-level="1"><text:span text:style-name="T1"><text:tab/>l</text:span><text:span text:style-name="T7">ogin.php: </text:span><text:span text:style-name="T6">This file provides the ability for the user to log in to the system. <text:s/></text:span></text:h>
      <text:h text:style-name="P24" text:outline-level="1"><text:span text:style-name="T6"><text:tab/><text:tab/></text:span><text:span text:style-name="T12">function </text:span><text:span text:style-name="T16">check_login():</text:span><text:span text:style-name="T6"> Checks if the user is logged in already by using PHP $_SESSION variables. <text:s/>It also allows for the restriction of pages to certain user types. <text:s/>For example, you can restrict the admin home page to administrators only.</text:span></text:h>
      <text:h text:style-name="P25" text:outline-level="1"><text:span text:style-name="T6"><text:tab/></text:span><text:span text:style-name="T12">function </text:span><text:span text:style-name="T16">login():</text:span><text:span text:style-name="T6"> Checks to see if the given credentials are valid. <text:s/>If so, it returns true.</text:span></text:h>
      <text:h text:style-name="P20" text:outline-level="1"><text:span text:style-name="T6"><text:tab/></text:span><text:span text:style-name="T7">index.php: </text:span><text:span text:style-name="T6">This file provides the view for the login page. <text:s/>It displays 3 login forms. <text:s/>One for doctors and patients, one for radiologists, and one for administrators. <text:s/>The user just needs to log in to the appropriate user type with their correct user name and password.</text:span></text:h>
      <text:h text:style-name="P21" text:outline-level="1"><text:span text:style-name="T6"/></text:h>
      <text:h text:style-name="P21" text:outline-level="1"><text:soft-page-break/><text:span text:style-name="T6"><text:tab/></text:span><text:span text:style-name="T7">navbar.php: </text:span><text:span text:style-name="T6">This file contains the navigational bar that is displayed on the top of every viewable page. <text:s/>If the user is logged in, it displays the username and also provides a link for the user to edit their profile as well as log out.</text:span></text:h>
      <text:h text:style-name="P21" text:outline-level="1"><text:span text:style-name="T6"><text:tab/></text:span><text:span text:style-name="T7">header.php: </text:span><text:span text:style-name="T6">This file contains all of the necessary files to include to display the html page correctly such as Bootrap and jQuery. <text:s/>It is included at the top of every viewable html page.</text:span></text:h>
      <text:h text:style-name="P21" text:outline-level="1"><text:span text:style-name="T6"><text:tab/></text:span><text:span text:style-name="T7">index.css: </text:span><text:span text:style-name="T6">Provides the style for the HTML pages so that it can be displayed in a nice looking intuitive way for the user.</text:span></text:h>
      <text:h text:style-name="P21" text:outline-level="1"><text:span text:style-name="T6"><text:tab/></text:span><text:span text:style-name="T7">admin-home.php: </text:span><text:span text:style-name="T6">Home page for the aministrator. <text:s/>Provides links to create a new user, edit a current user, search by diagnosis, search by record, and analyzing the system data. </text:span></text:h>
      <text:h text:style-name="P21" text:outline-level="1"><text:span text:style-name="T6"><text:tab/></text:span><text:span text:style-name="T7">admin-create-person.php: </text:span><text:span text:style-name="T6">Page for creating users. <text:s/>Provides a form for the admin to enter in information.</text:span></text:h>
      <text:h text:style-name="P21" text:outline-level="1"><text:span text:style-name="T6"><text:tab/></text:span><text:span text:style-name="T7">admin-edit-person.php: </text:span><text:span text:style-name="T6">Same as create person, but allows the admin to edit the specified user.</text:span></text:h>
      <text:h text:style-name="P21" text:outline-level="1"><text:span text:style-name="T6"><text:tab/></text:span><text:span text:style-name="T7">search-box.php: </text:span><text:span text:style-name="T6">Provides the html for the search form for all users. <text:s/></text:span></text:h>
      <text:h text:style-name="P21" text:outline-level="1"><text:span text:style-name="T7"><text:tab/>radiology-home.php: </text:span><text:span text:style-name="T6">Home page for radiologist users. <text:s/>Provides the ability for the user to search through radiology records or allows them to upload their own records.</text:span></text:h>
      <text:h text:style-name="P21" text:outline-level="1"><text:span text:style-name="T6"><text:tab/></text:span><text:span text:style-name="T7">user-home.php: </text:span><text:span text:style-name="T6">Home page for users and doctors. <text:s/>Allows the user to search for their radiology records.</text:span></text:h>
      <text:h text:style-name="P21" text:outline-level="1"><text:span text:style-name="T7"/></text:h>
      <text:h text:style-name="P9" text:outline-level="1"><text:span text:style-name="T6"><text:tab/></text:span></text:h>
      <text:h text:style-name="P9" text:outline-level="1"><text:span text:style-name="T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FreeSans1" svg:font-family="FreeSans"/>
    <style:font-face style:name="OpenSymbol" svg:font-family="OpenSymbol"/>
    <style:font-face style:name="Lucida Console" svg:font-family="'Lucida Console'" style:font-family-generic="modern" style:font-pitch="fixed"/>
    <style:font-face style:name="Khmer OS System" svg:font-family="'Khmer OS System'"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CA"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en" fo:country="CA"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0" fo:widows="0" fo:hyphenation-ladder-count="no-limit" style:writing-mode="lr-tb"/>
      <style:text-properties fo:color="#00000a" style:font-name="Liberation Serif" fo:font-size="12pt" fo:language="en" fo:country="CA"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default-outline-level="" style:list-style-name="" style:class="list">
      <style:text-properties style:font-name-complex="FreeSans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text-properties fo:font-size="14pt" fo:font-weight="bold" style:font-size-asian="14pt" style:font-weight-asian="bold" style:font-size-complex="14pt" style:font-weight-complex="bold"/>
    </style:style>
    <style:style style:name="Text_20_Body" style:display-name="Text Body" style:family="paragraph" style:parent-style-name="Standard" style:default-outline-level="" style:list-style-name="">
      <style:paragraph-properties fo:margin-top="0cm" fo:margin-bottom="0.247cm" fo:line-height="120%"/>
    </style:style>
    <style:style style:name="Quotations" style:family="paragraph" style:parent-style-name="Standard" style:default-outline-level="" style:list-style-name="" style:class="html">
      <style:paragraph-properties fo:margin-left="1cm" fo:margin-right="1cm" fo:margin-top="0cm" fo:margin-bottom="0.499cm" fo:text-indent="0cm" style:auto-text-indent="false"/>
    </style:style>
    <style:style style:name="Title" style:family="paragraph" style:parent-style-name="Heading" style:next-style-name="Subtitle"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fo:text-align="center" style:justify-single-word="false"/>
      <style:text-properties fo:font-size="18pt" fo:font-style="italic" style:font-size-asian="18pt" style:font-style-asian="italic" style:font-size-complex="18pt" style:font-style-complex="italic"/>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Liberation Serif" fo:font-size="12pt" fo:font-weight="normal" style:font-size-asian="12pt" style:font-weight-asian="normal" style:font-name-complex="Symbol1"/>
    </style:style>
    <style:style style:name="ListLabel_20_2" style:display-name="ListLabel 2" style:family="text">
      <style:text-properties style:font-name-complex="OpenSymbol2"/>
    </style:style>
    <style:style style:name="ListLabel_20_3" style:display-name="ListLabel 3" style:family="text">
      <style:text-properties style:font-name="Khmer OS System" fo:font-size="12pt" fo:font-weight="normal" style:font-size-asian="12pt" style:font-weight-asian="normal" style:font-name-complex="Symbol1"/>
    </style:style>
    <style:style style:name="ListLabel_20_4" style:display-name="ListLabel 4" style:family="text">
      <style:text-properties style:font-name-complex="OpenSymbol2"/>
    </style:style>
    <style:style style:name="ListLabel_20_5" style:display-name="ListLabel 5" style:family="text">
      <style:text-properties style:font-name="Times New Roman" fo:font-size="12pt" fo:font-weight="normal" style:font-size-asian="12pt" style:font-weight-asian="normal" style:font-name-complex="Symbol1"/>
    </style:style>
    <style:style style:name="ListLabel_20_6" style:display-name="ListLabel 6" style:family="text">
      <style:text-properties style:font-name-complex="OpenSymbol2"/>
    </style:style>
    <style:style style:name="ListLabel_20_7" style:display-name="ListLabel 7" style:family="text">
      <style:text-properties fo:font-size="12pt" fo:font-weight="normal" style:font-size-asian="12pt" style:font-weight-asian="normal" style:font-name-complex="Symbol1"/>
    </style:style>
    <style:style style:name="ListLabel_20_8" style:display-name="ListLabel 8" style:family="text">
      <style:text-properties style:font-name-complex="OpenSymbo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4">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5">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6">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8">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56" style:layout-grid-base-height="0.369cm" style:layout-grid-ruby-height="0.055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9T15:45:30</meta:creation-date>
    <dc:language>en-CA</dc:language>
    <dc:date>2015-03-31T22:10:18.26</dc:date>
    <meta:editing-cycles>26</meta:editing-cycles>
    <meta:editing-duration>PT8H59M56S</meta:editing-duration>
    <meta:generator>OpenOffice/4.1.1$Win32 OpenOffice.org_project/411m6$Build-9775</meta:generator>
    <dc:creator>Brad Thiessen</dc:creator>
    <meta:document-statistic meta:table-count="0" meta:image-count="0" meta:object-count="0" meta:page-count="5" meta:paragraph-count="90" meta:word-count="1708" meta:character-count="10735"/>
  </office:meta>
</office:document-meta>
</file>